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n (iteration)</text:p>
          </table:table-cell>
          <table:table-cell office:value-type="string">
            <text:p>Lower Bound</text:p>
          </table:table-cell>
          <table:table-cell office:value-type="string">
            <text:p>Upper Bound</text:p>
          </table:table-cell>
          <table:table-cell office:value-type="string">
            <text:p>p_n</text:p>
          </table:table-cell>
          <table:table-cell office:value-type="string">
            <text:p>cos(e^x-2)</text:p>
          </table:table-cell>
          <table:table-cell office:value-type="string">
            <text:p>e^x-2</text:p>
          </table:table-cell>
          <table:table-cell office:value-type="string">
            <text:p>delta_n</text:p>
          </table:table-cell>
          <table:table-cell office:value-type="string">
            <text:p>Tolera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formula="of:=[.B2]+([.B2]-[.C2])/2" office:value-type="float" office:value="0">
            <text:p>0</text:p>
          </table:table-cell>
          <table:table-cell table:formula="of:=COS(EXP([.D2])-2)" office:value-type="float" office:value="0.54030230586814">
            <text:p>0.5403023059</text:p>
          </table:table-cell>
          <table:table-cell table:formula="of:=EXP([.D2])-2" office:value-type="float" office:value="-1">
            <text:p>-1</text:p>
          </table:table-cell>
          <table:table-cell table:formula="of:=[.E2]-[.F2]" office:value-type="float" office:value="1.54030230586814">
            <text:p>1.540302305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[.C2]" office:value-type="float" office:value="1.5">
            <text:p>1.5</text:p>
          </table:table-cell>
          <table:table-cell table:formula="of:=[.G2]" office:value-type="float" office:value="1.54030230586814">
            <text:p>1.5403023059</text:p>
          </table:table-cell>
          <table:table-cell table:formula="of:=[.B3]+([.B3]-[.C3])/2" office:value-type="float" office:value="1.47984884706593">
            <text:p>1.4798488471</text:p>
          </table:table-cell>
          <table:table-cell table:formula="of:=COS(EXP([.D3])-2)" office:value-type="float" office:value="-0.732158392547663">
            <text:p>-0.7321583925</text:p>
          </table:table-cell>
          <table:table-cell table:formula="of:=EXP([.D3])-2" office:value-type="float" office:value="2.39228172447062">
            <text:p>2.3922817245</text:p>
          </table:table-cell>
          <table:table-cell table:formula="of:=[.E3]-[.F3]" office:value-type="float" office:value="-3.12444011701829">
            <text:p>-3.12444011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G3]" office:value-type="float" office:value="-3.12444011701829">
            <text:p>-3.124440117</text:p>
          </table:table-cell>
          <table:table-cell table:formula="of:=[.B3]" office:value-type="float" office:value="1.5">
            <text:p>1.5</text:p>
          </table:table-cell>
          <table:table-cell table:formula="of:=[.B4]+([.B4]-[.C4])/2" office:value-type="float" office:value="-5.43666017552743">
            <text:p>-5.4366601755</text:p>
          </table:table-cell>
          <table:table-cell table:formula="of:=COS(EXP([.D4])-2)" office:value-type="float" office:value="-0.412183822994428">
            <text:p>-0.412183823</text:p>
          </table:table-cell>
          <table:table-cell table:formula="of:=EXP([.D4])-2" office:value-type="float" office:value="-1.99564599938764">
            <text:p>-1.9956459994</text:p>
          </table:table-cell>
          <table:table-cell table:formula="of:=[.E4]-[.F4]" office:value-type="float" office:value="1.58346217639322">
            <text:p>1.583462176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C4]" office:value-type="float" office:value="1.5">
            <text:p>1.5</text:p>
          </table:table-cell>
          <table:table-cell table:formula="of:=[.G4]" office:value-type="float" office:value="1.58346217639322">
            <text:p>1.5834621764</text:p>
          </table:table-cell>
          <table:table-cell table:formula="of:=[.B5]+([.B5]-[.C5])/2" office:value-type="float" office:value="1.45826891180339">
            <text:p>1.4582689118</text:p>
          </table:table-cell>
          <table:table-cell table:formula="of:=COS(EXP([.D5])-2)" office:value-type="float" office:value="-0.66516566028558">
            <text:p>-0.6651656603</text:p>
          </table:table-cell>
          <table:table-cell table:formula="of:=EXP([.D5])-2" office:value-type="float" office:value="2.29851198067137">
            <text:p>2.2985119807</text:p>
          </table:table-cell>
          <table:table-cell table:formula="of:=[.E5]-[.F5]" office:value-type="float" office:value="-2.96367764095695">
            <text:p>-2.96367764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G5]" office:value-type="float" office:value="-2.96367764095695">
            <text:p>-2.963677641</text:p>
          </table:table-cell>
          <table:table-cell table:formula="of:=[.B5]" office:value-type="float" office:value="1.5">
            <text:p>1.5</text:p>
          </table:table-cell>
          <table:table-cell table:formula="of:=[.B6]+([.B6]-[.C6])/2" office:value-type="float" office:value="-5.19551646143543">
            <text:p>-5.1955164614</text:p>
          </table:table-cell>
          <table:table-cell table:formula="of:=COS(EXP([.D6])-2)" office:value-type="float" office:value="-0.411101734480507">
            <text:p>-0.4111017345</text:p>
          </table:table-cell>
          <table:table-cell table:formula="of:=EXP([.D6])-2" office:value-type="float" office:value="-1.99445864631964">
            <text:p>-1.9944586463</text:p>
          </table:table-cell>
          <table:table-cell table:formula="of:=[.E6]-[.F6]" office:value-type="float" office:value="1.58335691183913">
            <text:p>1.583356911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C6]" office:value-type="float" office:value="1.5">
            <text:p>1.5</text:p>
          </table:table-cell>
          <table:table-cell table:formula="of:=[.G6]" office:value-type="float" office:value="1.58335691183913">
            <text:p>1.5833569118</text:p>
          </table:table-cell>
          <table:table-cell table:formula="of:=[.B7]+([.B7]-[.C7])/2" office:value-type="float" office:value="1.45832154408043">
            <text:p>1.4583215441</text:p>
          </table:table-cell>
          <table:table-cell table:formula="of:=COS(EXP([.D7])-2)" office:value-type="float" office:value="-0.665334580521147">
            <text:p>-0.6653345805</text:p>
          </table:table-cell>
          <table:table-cell table:formula="of:=EXP([.D7])-2" office:value-type="float" office:value="2.29873822709868">
            <text:p>2.2987382271</text:p>
          </table:table-cell>
          <table:table-cell table:formula="of:=[.E7]-[.F7]" office:value-type="float" office:value="-2.96407280761983">
            <text:p>-2.9640728076</text:p>
          </table:table-cell>
          <table:table-cell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1T08:30:51</meta:creation-date>
    <dc:date>2013-02-11T09:37:49</dc:date>
    <meta:editing-duration>PT51M18S</meta:editing-duration>
    <meta:editing-cycles>3</meta:editing-cycles>
    <meta:generator>LibreOffice/3.6$MacOSX_x86 LibreOffice_project/5b93205-6e6b3fc-7830f6d-c08ad66-1d9bf4</meta:generator>
    <meta:document-statistic meta:table-count="1" meta:cell-count="50" meta:object-count="0"/>
  </office:meta>
</office:document-meta>
</file>